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1.226cm"/>
    </style:style>
    <style:style style:name="co3" style:family="table-column">
      <style:table-column-properties fo:break-before="auto" style:column-width="3.025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3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d_odsp</text:p>
          </table:table-cell>
          <table:table-cell office:value-type="string" calcext:value-type="string">
            <text:p>id_event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vent_type</text:p>
          </table:table-cell>
          <table:table-cell office:value-type="string" calcext:value-type="string">
            <text:p>event_type2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vent_team</text:p>
          </table:table-cell>
          <table:table-cell office:value-type="string" calcext:value-type="string">
            <text:p>opponen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2</text:p>
          </table:table-cell>
          <table:table-cell office:value-type="string" calcext:value-type="string">
            <text:p>player_in</text:p>
          </table:table-cell>
          <table:table-cell office:value-type="string" calcext:value-type="string">
            <text:p>player_out</text:p>
          </table:table-cell>
          <table:table-cell office:value-type="string" calcext:value-type="string">
            <text:p>shot_place</text:p>
          </table:table-cell>
          <table:table-cell office:value-type="string" calcext:value-type="string">
            <text:p>shot_outcome</text:p>
          </table:table-cell>
          <table:table-cell office:value-type="string" calcext:value-type="string">
            <text:p>is_goal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bodypart</text:p>
          </table:table-cell>
          <table:table-cell office:value-type="string" calcext:value-type="string">
            <text:p>assist_method</text:p>
          </table:table-cell>
          <table:table-cell office:value-type="string" calcext:value-type="string">
            <text:p>situation</text:p>
          </table:table-cell>
          <table:table-cell office:value-type="string" calcext:value-type="string">
            <text:p>fast_break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ul by Bradley Johnson (Norwich City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adley johnso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empt blocked. Nathan Redmond (Norwich City) right footed shot from outside the box is blocke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athan redmond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empt missed. Jonathan Howson (Norwich City) right footed shot from outside the box is high and wide to the right. Assisted by Bradley Johnson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jonathan howson</text:p>
          </table:table-cell>
          <table:table-cell office:value-type="string" calcext:value-type="string">
            <text:p>bradley john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empt blocked. Glen Johnson (Liverpool) right footed shot from outside the box is blocked. Assisted by Jordan Henderson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glen johnson</text:p>
          </table:table-cell>
          <table:table-cell office:value-type="string" calcext:value-type="string">
            <text:p>jordan hender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empt blocked. Philippe Coutinho (Liverpool) left footed shot from the centre of the box is blocke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philippe coutinho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empt saved. Wes Hoolahan (Norwich City) left footed shot from outside the box is saved in the bottom right corner. Assisted by Johan Elmander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es hoolahan</text:p>
          </table:table-cell>
          <table:table-cell office:value-type="string" calcext:value-type="string">
            <text:p>johan elmand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tempt blocked. Steven Gerrard (Liverpool) right footed shot from outside the box is blocked. Assisted by Glen Johnson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steven gerrard</text:p>
          </table:table-cell>
          <table:table-cell office:value-type="string" calcext:value-type="string">
            <text:p>glen john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tempt blocked. Glen Johnson (Liverpool) left footed shot from the centre of the box is blocked. Assisted by Steven Gerrard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glen johnson</text:p>
          </table:table-cell>
          <table:table-cell office:value-type="string" calcext:value-type="string">
            <text:p>steven gerrar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1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tempt missed. Jordan Henderson (Liverpool) left footed shot from the centre of the box misses to the left. Assisted by Luis Suarez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rdan henderson</text:p>
          </table:table-cell>
          <table:table-cell office:value-type="string" calcext:value-type="string">
            <text:p>luis suarez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1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ttempt missed. Jordan Henderson (Liverpool) right footed shot from the right side of the box misses to the left. Assisted by Glen Johnson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rdan henderson</text:p>
          </table:table-cell>
          <table:table-cell office:value-type="string" calcext:value-type="string">
            <text:p>glen john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1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al! <text:s/>Liverpool 1, Norwich City 0. Luis Suarez (Liverpool) right footed shot from more than 35 yards to the bottom right corn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uis suarez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1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ul by Jordan Henderson (Liverpool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rdan henderso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ul by Jon Flanagan (Liverpool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n flanaga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1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ttempt blocked. Bradley Johnson (Norwich City) left footed shot from outside the box is blocked. Assisted by Leroy Fer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adley johnson</text:p>
          </table:table-cell>
          <table:table-cell office:value-type="string" calcext:value-type="string">
            <text:p>leroy f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1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ul by Bradley Johnson (Norwich City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adley johnso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Booking. Bradley Johnson (Norwich City) is shown the yellow card for a bad foul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adley johnso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2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ttempt missed. Philippe Coutinho (Liverpool) right footed shot from long range on the left is close, but misses to the left. Assisted by Raheem Sterling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raheem sterling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2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ttempt missed. Wes Hoolahan (Norwich City) left footed shot from the centre of the box is high and wide to the right. Assisted by Bradley Johnson with a cross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es hoolahan</text:p>
          </table:table-cell>
          <table:table-cell office:value-type="string" calcext:value-type="string">
            <text:p>bradley john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2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ttempt blocked. Philippe Coutinho (Liverpool) left footed shot from the right side of the box is blocked. Assisted by Jordan Henderson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jordan hender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2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rner, <text:s/>Liverpool. Conceded by Ryan Bennet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table:number-columns-repeated="2" office:value-type="string" calcext:value-type="string">
            <text:p>ryan bennet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2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oal! <text:s/>Liverpool 2, Norwich City 0. Luis Suarez (Liverpool) left footed shot from very close range to the high centre of the goal. Assisted by Philippe Coutinho with a cross following a corner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uis suarez</text:p>
          </table:table-cell>
          <table:table-cell office:value-type="string" calcext:value-type="string">
            <text:p>philippe coutinh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2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tempt missed. Bradley Johnson (Norwich City) left footed shot from long range on the left is close, but misses to the righ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adley johnson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27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even Gerrard (Liverpool) wins a free kick in the defensive half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steven gerrard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2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oul by Bradley Johnson (Norwich City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adley johnso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2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ffside, Liverpool. Luis Suarez tries a through ball, but Raheem Sterling is caught offside.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raheem sterling</text:p>
          </table:table-cell>
          <table:table-cell office:value-type="string" calcext:value-type="string">
            <text:p>luis suarez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30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oul by Joe Allen (Liverpool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e alle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3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radley Johnson (Norwich City) wins a free kick in the attacking half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adley johnso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3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ooking. Joe Allen (Liverpool) is shown the yellow card for a bad foul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e alle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3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ttempt saved. Nathan Redmond (Norwich City) right footed shot from outside the box is saved in the bottom right corn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athan redmond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3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Goal! <text:s/>Liverpool 3, Norwich City 0. Luis Suarez (Liverpool) right footed shot from the left side of the box to the bottom right corner. Assisted by Raheem Sterling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uis suarez</text:p>
          </table:table-cell>
          <table:table-cell office:value-type="string" calcext:value-type="string">
            <text:p>raheem sterling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3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oul by Jordan Henderson (Liverpool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rdan henderso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3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ttempt saved. Steven Gerrard (Liverpool) right footed shot from outside the box is saved in the bottom left corner. Assisted by Philippe Coutinho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steven gerrard</text:p>
          </table:table-cell>
          <table:table-cell office:value-type="string" calcext:value-type="string">
            <text:p>philippe coutinh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38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ttempt blocked. Philippe Coutinho (Liverpool) right footed shot from the left side of the box is blocked. Assisted by Luis Suarez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philippe coutinho</text:p>
          </table:table-cell>
          <table:table-cell office:value-type="string" calcext:value-type="string">
            <text:p>luis suarez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39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oul by Steven Gerrard (Liverpool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steven gerrard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4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ooking. Steven Gerrard (Liverpool) is shown the yellow card for a bad foul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steven gerrard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42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rner, <text:s/>Liverpool. Conceded by Martin Olsson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table:number-columns-repeated="2" office:value-type="string" calcext:value-type="string">
            <text:p>martin olsson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4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ttempt missed. Wes Hoolahan (Norwich City) left footed shot from the right side of the box misses to the left. Assisted by Johan Elmander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es hoolahan</text:p>
          </table:table-cell>
          <table:table-cell office:value-type="string" calcext:value-type="string">
            <text:p>johan elmand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44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ffside, Liverpool. Joe Allen tries a through ball, but Luis Suarez is caught offside.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uis suarez</text:p>
          </table:table-cell>
          <table:table-cell office:value-type="string" calcext:value-type="string">
            <text:p>joe allen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45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oul by Glen Johnson (Liverpool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glen johnso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46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athan Redmond (Norwich City) wins a free kick on the left wing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athan redmond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47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ttempt missed. Sebastien Bassong (Norwich City) header from the centre of the box is too high. Assisted by Nathan Redmond with a cross following a set piece situation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ebastien bassong</text:p>
          </table:table-cell>
          <table:table-cell office:value-type="string" calcext:value-type="string">
            <text:p>nathan redmon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4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oul by Leroy Fer (Norwich City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leroy fer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5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Attempt missed. Philippe Coutinho (Liverpool) right footed shot from outside the box misses to the left from a direct free kick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philippe coutinho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5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Attempt blocked. Steven Gerrard (Liverpool) header from the centre of the box is blocked. Assisted by Raheem Sterling with a cross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steven gerrard</text:p>
          </table:table-cell>
          <table:table-cell office:value-type="string" calcext:value-type="string">
            <text:p>raheem sterling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52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ttempt missed. Jon Flanagan (Liverpool) right footed shot from outside the box misses to the left. Assisted by Steven Gerrard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n flanagan</text:p>
          </table:table-cell>
          <table:table-cell office:value-type="string" calcext:value-type="string">
            <text:p>steven gerrar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5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oul by Martin Skrtel (Liverpool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martin skrtel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5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ttempt blocked. Raheem Sterling (Liverpool) left footed shot from the centre of the box is blocked. Assisted by Steven Gerrard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raheem sterling</text:p>
          </table:table-cell>
          <table:table-cell office:value-type="string" calcext:value-type="string">
            <text:p>steven gerrar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56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rner, <text:s/>Liverpool. Conceded by Ryan Bennet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table:number-columns-repeated="2" office:value-type="string" calcext:value-type="string">
            <text:p>ryan bennett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5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Attempt saved. Joe Allen (Liverpool) right footed shot from outside the box is saved in the top right corner. Assisted by Philippe Coutinho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e allen</text:p>
          </table:table-cell>
          <table:table-cell office:value-type="string" calcext:value-type="string">
            <text:p>philippe coutinh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58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rner, <text:s/>Liverpool. Conceded by John Ruddy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table:number-columns-repeated="2" office:value-type="string" calcext:value-type="string">
            <text:p>john ruddy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5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ttempt blocked. Jordan Henderson (Liverpool) right footed shot from outside the box is blocked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rdan henderson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6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ttempt missed. Nathan Redmond (Norwich City) right footed shot from long range on the left is close, but misses to the left. Assisted by Martin Olsson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athan redmond</text:p>
          </table:table-cell>
          <table:table-cell office:value-type="string" calcext:value-type="string">
            <text:p>martin ols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61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Substitution, Norwich City. Josh Murphy replaces Wes Hoolaha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josh murphy</text:p>
          </table:table-cell>
          <table:table-cell office:value-type="string" calcext:value-type="string">
            <text:p>wes hoolaha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62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ttempt saved. Luis Suarez (Liverpool) right footed shot from the right side of the box is saved in the bottom left corner. Assisted by Glen Johnson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uis suarez</text:p>
          </table:table-cell>
          <table:table-cell office:value-type="string" calcext:value-type="string">
            <text:p>glen john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63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oul by Raheem Sterling (Liverpool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raheem sterling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6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tempt saved. Steven Gerrard (Liverpool) right footed shot from the right side of the box is saved in the centre of the goal. Assisted by Philippe Coutinho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steven gerrard</text:p>
          </table:table-cell>
          <table:table-cell office:value-type="string" calcext:value-type="string">
            <text:p>philippe coutinho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6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Attempt saved. Josh Murphy (Norwich City) right footed shot from outside the box is saved in the centre of the goal. Assisted by Nathan Redmond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josh murphy</text:p>
          </table:table-cell>
          <table:table-cell office:value-type="string" calcext:value-type="string">
            <text:p>nathan redmon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67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Joe Allen (Liverpool) wins a free kick in the defensive half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e alle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68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Foul by Nathan Redmond (Norwich City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athan redmond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6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ooking. Jon Flanagan (Liverpool) is shown the yellow card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jon flanaga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7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stitution, Norwich City. Gary Hooper replaces Johan Elmander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ry hooper</text:p>
          </table:table-cell>
          <table:table-cell office:value-type="string" calcext:value-type="string">
            <text:p>johan elmand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71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ubstitution, Liverpool. Luis Alberto replaces Jordan Henderson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jordan hender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72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ubstitution, Norwich City. Steven Whittaker replaces Leroy Fer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teven whittaker</text:p>
          </table:table-cell>
          <table:table-cell office:value-type="string" calcext:value-type="string">
            <text:p>leroy f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74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oul by Jonathan Howson (Norwich City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jonathan howson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75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oal! <text:s/>Liverpool 4, Norwich City 0. Luis Suarez (Liverpool) from a free kick with a right footed shot to the top left corne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uis suarez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76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ttempt saved. Luis Suarez (Liverpool) right footed shot from the right side of the box is saved in the centre of the goal. Assisted by Glen Johnson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uis suarez</text:p>
          </table:table-cell>
          <table:table-cell office:value-type="string" calcext:value-type="string">
            <text:p>glen john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77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ttempt missed. Steven Gerrard (Liverpool) right footed shot from outside the box is close, but misses to the left. Assisted by Luis Suarez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steven gerrard</text:p>
          </table:table-cell>
          <table:table-cell office:value-type="string" calcext:value-type="string">
            <text:p>luis suarez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7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ttempt missed. Nathan Redmond (Norwich City) left footed shot from the left side of the box misses to the right. Assisted by Bradley Johnson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athan redmond</text:p>
          </table:table-cell>
          <table:table-cell office:value-type="string" calcext:value-type="string">
            <text:p>bradley john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79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oul by Steven Gerrard (Liverpool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steven gerrard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81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oal! <text:s/>Liverpool 4, Norwich City 1. Bradley Johnson (Norwich City) header from the centre of the box to the top right corner. Assisted by Nathan Redmond with a cross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adley johnson</text:p>
          </table:table-cell>
          <table:table-cell office:value-type="string" calcext:value-type="string">
            <text:p>nathan redmon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82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oul by Luis Suarez (Liverpool)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uis suarez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84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Attempt saved. Luis Alberto (Liverpool) right footed shot from outside the box is saved in the top right corner. Assisted by Glen Johnson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glen johnson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86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oal! <text:s/>Liverpool 5, Norwich City 1. Raheem Sterling (Liverpool) left footed shot from the centre of the box to the top left corner. Assisted by Luis Suarez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raheem sterling</text:p>
          </table:table-cell>
          <table:table-cell office:value-type="string" calcext:value-type="string">
            <text:p>luis suarez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87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tempt saved. Bradley Johnson (Norwich City) left footed shot from outside the box is saved in the centre of the goal. Assisted by Nathan Redmond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radley johnson</text:p>
          </table:table-cell>
          <table:table-cell office:value-type="string" calcext:value-type="string">
            <text:p>nathan redmon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8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ttempt missed. Luis Suarez (Liverpool) left footed shot from outside the box misses to the left. Assisted by Steven Gerrard.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office:value-type="string" calcext:value-type="string">
            <text:p>luis suarez</text:p>
          </table:table-cell>
          <table:table-cell office:value-type="string" calcext:value-type="string">
            <text:p>steven gerrard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DT3sRh5/</text:p>
          </table:table-cell>
          <table:table-cell office:value-type="string" calcext:value-type="string">
            <text:p>zDT3sRh589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ubstitution, Liverpool. Iago Aspas replaces Luis Suarez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Norwich City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ago aspas</text:p>
          </table:table-cell>
          <table:table-cell office:value-type="string" calcext:value-type="string">
            <text:p>luis suarez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9:17:08.554235655</meta:creation-date>
    <dc:date>2023-11-08T19:29:39.905097001</dc:date>
    <meta:editing-duration>PT12M31S</meta:editing-duration>
    <meta:editing-cycles>1</meta:editing-cycles>
    <meta:document-statistic meta:table-count="1" meta:cell-count="1694" meta:object-count="0"/>
    <meta:generator>LibreOffice/7.6.2.1$Linux_X86_64 LibreOffice_project/9d0b4c0791fc17bc4181a67fd90c5aaed576d1c0</meta:generator>
  </office:meta>
</office:document-meta>
</file>